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7.927cm"/>
    </style:style>
    <style:style style:name="co10" style:family="table-column">
      <style:table-column-properties fo:break-before="auto" style:column-width="1.639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108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5106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 style:data-style-name="N5106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8">
      <style:table-cell-properties fo:background-color="#9999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ff420e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8">
      <style:table-cell-properties fo:background-color="#9999ff" fo:border="0.002cm solid #000000"/>
    </style:style>
    <style:style style:name="ce13" style:family="table-cell" style:parent-style-name="Default" style:data-style-name="N5106">
      <style:table-cell-properties fo:background-color="#9999ff" fo:border="0.002cm solid #000000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1" table:default-cell-style-name="ce9"/>
        <table:table-column table:style-name="co1" table:default-cell-style-name="ce10"/>
        <table:table-column table:style-name="co2" table:default-cell-style-name="ce9"/>
        <table:table-column table:style-name="co1" table:default-cell-style-name="ce9"/>
        <table:table-column table:style-name="co3" table:default-cell-style-name="ce10"/>
        <table:table-column table:style-name="co4" table:default-cell-style-name="ce9"/>
        <table:table-row table:style-name="ro1">
          <table:table-cell table:style-name="ce1" office:value-type="string" table:number-columns-spanned="7" table:number-rows-spanned="1">
            <text:p>Semaine 6 : 14 – 20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14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>
            <text:p>dim. 2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5 : 21 – 27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4" office:value-type="date" office:date-value="2012-05-21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</table:table-row>
        <table:table-row table:style-name="ro1">
          <table:table-cell table:style-name="ce5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date" office:date-value="2012-05-27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4 : 28 mai – 3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28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</table:table-row>
        <table:table-row table:style-name="ro1"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6-03">
            <text:p>dim. 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3 : 04 – 10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04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10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2 : <text:s/>11 – 17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15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1 : 18 – 24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e l'électricité</text:p>
          </table:table-cell>
          <table:covered-table-cell/>
        </table:table-row>
        <table:table-row table:style-name="ro1"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22">
            <text:p>mar. 2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0 : 25 juin – 1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table:style-name="Default"/>
          <table:table-cell table:style-name="ce11" table:number-columns-spanned="2" table:number-rows-spanned="1"/>
          <table:covered-table-cell table:style-name="Default"/>
        </table:table-row>
        <table:table-row table:style-name="ro1"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7" office:value-type="date" office:date-value="2012-06-29">
            <text:p>ven. 2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-1 : 2 – 08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  <table:table-cell table:style-name="Default"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  <table:table-cell/>
          <table:table-cell table:style-name="ce11" table:number-columns-spanned="2" table:number-rows-spanned="1"/>
          <table:covered-table-cell/>
        </table:table-row>
        <table:table-row table:style-name="ro1"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</table:table>
      <table:table table:name="Sheet1" table:style-name="ta1" table:print="false">
        <table:table-column table:style-name="co1" table:default-cell-style-name="ce3"/>
        <table:table-column table:style-name="co5" table:default-cell-style-name="ce9"/>
        <table:table-column table:style-name="co6" table:default-cell-style-name="ce10"/>
        <table:table-column table:style-name="co7" table:default-cell-style-name="ce9"/>
        <table:table-column table:style-name="co1" table:default-cell-style-name="ce3"/>
        <table:table-column table:style-name="co8" table:default-cell-style-name="ce9"/>
        <table:table-column table:style-name="co1" table:default-cell-style-name="ce10"/>
        <table:table-column table:style-name="co9" table:default-cell-style-name="ce9"/>
        <table:table-column table:style-name="co1" table:default-cell-style-name="ce3"/>
        <table:table-column table:style-name="co10" table:default-cell-style-name="ce9"/>
        <table:table-column table:style-name="co11" table:default-cell-style-name="ce10"/>
        <table:table-column table:style-name="co12" table:default-cell-style-name="ce9"/>
        <table:table-column table:style-name="co1" table:default-cell-style-name="ce3"/>
        <table:table-column table:style-name="co13" table:default-cell-style-name="ce9"/>
        <table:table-column table:style-name="co1" table:default-cell-style-name="ce10"/>
        <table:table-column table:style-name="co14" table:default-cell-style-name="ce9"/>
        <table:table-row table:style-name="ro1">
          <table:table-cell table:style-name="ce1" office:value-type="string" table:number-columns-spanned="4" table:number-rows-spanned="1">
            <text:p>Semaine 6 : 14 – 20 mai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5 : 21 – 27 mai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4 : 28 mai – 3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3 : 04 – 10 juin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 table:style-name="ce2" office:value-type="date" office:date-value="2012-05-14" table:number-columns-spanned="1" table:number-rows-spanned="2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 table:style-name="ce4" office:value-type="date" office:date-value="2012-05-21" table:number-columns-spanned="1" table:number-rows-spanned="2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table:style-name="ce2" office:value-type="date" office:date-value="2012-05-28" table:number-columns-spanned="1" table:number-rows-spanned="2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table:style-name="ce2" office:value-type="date" office:date-value="2012-05-04" table:number-columns-spanned="1" table:number-rows-spanned="2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</table:table-row>
        <table:table-row table:style-name="ro1"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3"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  <table:covered-table-cell table:style-name="ce12"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  <table:covered-table-cell table:style-name="ce1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 table:style-name="ce5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 table:style-name="ce5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 table:style-name="Default"/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 table:number-columns-spanned="1" table:number-rows-spanned="2">
            <text:p>dim. 20</text:p>
          </table:table-cell>
          <table:table-cell/>
          <table:table-cell table:number-columns-spanned="2" table:number-rows-spanned="1"/>
          <table:covered-table-cell/>
          <table:table-cell table:style-name="ce4" office:value-type="date" office:date-value="2012-05-27" table:number-columns-spanned="1" table:number-rows-spanned="2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 table:style-name="ce2" office:value-type="date" office:date-value="2012-06-03" table:number-columns-spanned="1" table:number-rows-spanned="2">
            <text:p>dim. 3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10" table:number-columns-spanned="1" table:number-rows-spanned="2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</table:table-row>
        <table:table-row table:style-name="ro1"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3"/>
          <table:table-cell/>
          <table:table-cell table:number-columns-spanned="2" table:number-rows-spanned="1"/>
          <table:covered-table-cell/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2"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4" table:number-rows-spanned="1">
            <text:p>Semaine 2 : <text:s/>11 – 17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1 : 18 – 24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0 : 25 juin – 1 juillet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-1 : 2 – 08 juillet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 et de l'électricité dans les salles</text:p>
          </table:table-cell>
          <table:covered-table-cell/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</table:table-row>
        <table:table-row table:style-name="ro1">
          <table:table-cell table:style-name="ce6" office:value-type="date" office:date-value="2012-05-15" table:number-columns-spanned="1" table:number-rows-spanned="2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table:style-name="ce6" office:value-type="date" office:date-value="2012-05-22" table:number-columns-spanned="1" table:number-rows-spanned="2">
            <text:p>mar. 22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6-29" table:number-columns-spanned="1" table:number-rows-spanned="2">
            <text:p>ven. 29</text:p>
          </table:table-cell>
          <table:table-cell/>
          <table:table-cell table:number-columns-spanned="2" table:number-rows-spanned="1"/>
          <table:covered-table-cell/>
          <table:table-cell table:style-name="ce6" office:value-type="date" office:date-value="2012-06-06" table:number-columns-spanned="1" table:number-rows-spanned="2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covered-table-cell table:style-name="ce8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-of-week/>
      <number:text> </number:text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5106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7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phine </meta:initial-creator>
    <meta:creation-date>2012-05-13T17:04:50</meta:creation-date>
    <dc:date>2012-05-14T17:15:06</dc:date>
    <meta:editing-duration>PT1H16M58S</meta:editing-duration>
    <meta:editing-cycles>16</meta:editing-cycles>
    <meta:generator>LibreOffice/3.3$Linux LibreOffice_project/330m19$Build-202</meta:generator>
    <dc:creator>delphine </dc:creator>
    <meta:document-statistic meta:table-count="2" meta:cell-count="226" meta:object-count="0"/>
  </office:meta>
</office:document-meta>
</file>